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1cm" draw:marker-start-width="0.02cm" draw:marker-end-width="0.02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02cm" draw:marker-start="Arrow" draw:marker-start-width="0.13cm" draw:marker-end="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25cm" svg:height="0.25cm" svg:x="0.914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cm" svg:height="0.25cm" svg:x="2.711cm" svg:y="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3.81cm" svg:y="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1.749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3.735cm" svg:y="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2.523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cm" svg:height="0.25cm" svg:x="0.681cm" svg:y="3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2.144cm" svg:y="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cm" svg:height="0.25cm" svg:x="4.969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cm" svg:height="0.25cm" svg:x="4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cm" svg:y="4.5cm">
          <draw:text-box>
            <text:p><text:span text:style-name="T1">a</text:span></text:p>
          </draw:text-box>
        </draw:frame>
        <draw:connector draw:style-name="gr3" draw:text-style-name="P1" draw:layer="layout" draw:type="line" svg:x1="2.394cm" svg:y1="4.474cm" svg:x2="4.536cm" svg:y2="3.464cm" draw:start-shape="id1" draw:start-glue-point="10" draw:end-shape="id2" draw:end-glue-point="7" svg:d="m2394 4474 2142-1010">
          <text:p/>
        </draw:connector>
        <draw:connector draw:style-name="gr3" draw:text-style-name="P1" draw:layer="layout" draw:type="line" svg:x1="4.714cm" svg:y1="3.286cm" svg:x2="5.094cm" svg:y2="2.144cm" draw:start-shape="id2" draw:start-glue-point="11" draw:end-shape="id3" draw:end-glue-point="8" svg:d="m4714 3286 380-1142">
          <text:p/>
        </draw:connector>
        <draw:connector draw:style-name="gr3" draw:text-style-name="P1" draw:layer="layout" draw:type="line" svg:x1="4.969cm" svg:y1="2.019cm" svg:x2="3.949cm" svg:y2="2.498cm" draw:start-shape="id3" draw:start-glue-point="6" draw:end-shape="id4" draw:end-glue-point="11" svg:d="m4969 2019-1020 479">
          <text:p/>
        </draw:connector>
        <draw:connector draw:style-name="gr3" draw:text-style-name="P1" draw:layer="layout" draw:type="line" svg:x1="3.86cm" svg:y1="2.462cm" svg:x2="3.935cm" svg:y2="1.438cm" draw:start-shape="id4" draw:start-glue-point="4" draw:end-shape="id5" draw:end-glue-point="8" svg:d="m3860 2462 75-1024">
          <text:p/>
        </draw:connector>
        <draw:connector draw:style-name="gr3" draw:text-style-name="P1" draw:layer="layout" draw:type="line" svg:x1="3.846cm" svg:y1="1.402cm" svg:x2="2.961cm" svg:y2="1.837cm" draw:start-shape="id5" draw:start-glue-point="7" draw:end-shape="id6" draw:end-glue-point="10" svg:d="m3846 1402-885 435">
          <text:p/>
        </draw:connector>
        <draw:connector draw:style-name="gr3" draw:text-style-name="P1" draw:layer="layout" draw:type="line" svg:x1="2.836cm" svg:y1="1.712cm" svg:x2="2.737cm" svg:y2="0.964cm" draw:start-shape="id6" draw:start-glue-point="4" draw:end-shape="id7" draw:end-glue-point="9" svg:d="m2836 1712-99-748">
          <text:p/>
        </draw:connector>
        <draw:connector draw:style-name="gr3" draw:text-style-name="P1" draw:layer="layout" draw:type="line" svg:x1="2.559cm" svg:y1="0.964cm" svg:x2="1.963cm" svg:y2="2.387cm" draw:start-shape="id7" draw:start-glue-point="7" draw:end-shape="id8" draw:end-glue-point="11" svg:d="m2559 964-596 1423">
          <text:p/>
        </draw:connector>
        <draw:connector draw:style-name="gr3" draw:text-style-name="P1" draw:layer="layout" draw:type="line" svg:x1="1.785cm" svg:y1="2.387cm" svg:x2="1.128cm" svg:y2="1.695cm" draw:start-shape="id8" draw:start-glue-point="5" draw:end-shape="id9" draw:end-glue-point="9" svg:d="m1785 2387-657-692">
          <text:p/>
        </draw:connector>
        <draw:connector draw:style-name="gr3" draw:text-style-name="P1" draw:layer="layout" draw:type="line" svg:x1="0.95cm" svg:y1="1.695cm" svg:x2="0.717cm" svg:y2="3.605cm" draw:start-shape="id9" draw:start-glue-point="7" draw:end-shape="id10" draw:end-glue-point="5" svg:d="m950 1695-233 1910">
          <text:p/>
        </draw:connector>
        <draw:connector draw:style-name="gr3" draw:text-style-name="P1" draw:layer="layout" draw:type="line" svg:x1="0.895cm" svg:y1="3.783cm" svg:x2="2.144cm" svg:y2="4.474cm" draw:start-shape="id10" draw:start-glue-point="9" draw:end-shape="id1" draw:end-glue-point="6" svg:d="m895 3783 1249 691">
          <text:p/>
        </draw:connector>
        <draw:line draw:style-name="gr4" draw:text-style-name="P1" draw:layer="layout" svg:x1="2.25cm" svg:y1="4.5cm" svg:x2="6cm" svg:y2="2.75cm">
          <text:p/>
        </draw:line>
        <draw:line draw:style-name="gr4" draw:text-style-name="P1" draw:layer="layout" svg:x1="2.25cm" svg:y1="4.5cm" svg:x2="6cm" svg:y2="1.25cm">
          <text:p/>
        </draw:line>
        <draw:line draw:style-name="gr4" draw:text-style-name="P1" draw:layer="layout" svg:x1="2.25cm" svg:y1="4.5cm" svg:x2="5.75cm" svg:y2="0.25cm">
          <text:p/>
        </draw:line>
        <draw:line draw:style-name="gr4" draw:text-style-name="P1" draw:layer="layout" svg:x1="2.25cm" svg:y1="4.5cm" svg:x2="4.5cm" svg:y2="0.25cm">
          <text:p/>
        </draw:line>
        <draw:line draw:style-name="gr4" draw:text-style-name="P1" draw:layer="layout" svg:x1="2.25cm" svg:y1="4.5cm" svg:x2="3.25cm" svg:y2="0cm">
          <text:p/>
        </draw:line>
        <draw:line draw:style-name="gr4" draw:text-style-name="P1" draw:layer="layout" svg:x1="2.25cm" svg:y1="4.5cm" svg:x2="2.75cm" svg:y2="-0.25cm">
          <text:p/>
        </draw:line>
        <draw:line draw:style-name="gr4" draw:text-style-name="P1" draw:layer="layout" svg:x1="2.25cm" svg:y1="4.5cm" svg:x2="0.413cm" svg:y2="0.154cm">
          <text:p/>
        </draw:line>
        <draw:line draw:style-name="gr4" draw:text-style-name="P1" draw:layer="layout" svg:x1="2.25cm" svg:y1="4.5cm" svg:x2="1.463cm" svg:y2="0.126cm">
          <text:p/>
        </draw:line>
        <draw:line draw:style-name="gr4" draw:text-style-name="P1" draw:layer="layout" svg:x1="2.25cm" svg:y1="4.5cm" svg:x2="0cm" svg:y2="3.25cm">
          <text:p/>
        </draw:line>
        <draw:path draw:style-name="gr5" draw:text-style-name="P1" draw:layer="layout" svg:width="2.91cm" svg:height="0.476cm" draw:transform="rotate (-0.610341639422302) translate (3.62936250746772cm 0.230069709223991cm)" svg:viewBox="0 0 2911 477" svg:d="m0 189c1355-555 2910 288 2911 279l-1 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4T16:05:52</meta:creation-date>
    <dc:date>2012-10-04T22:30:38</dc:date>
    <dc:creator>Darran Kartaschew</dc:creator>
    <meta:editing-duration>PT16M25S</meta:editing-duration>
    <meta:editing-cycles>5</meta:editing-cycles>
    <meta:generator>OpenOffice.org/3.4$Solaris_x86 OpenOffice.org_project/340m1$Build-9590</meta:generator>
    <meta:document-statistic meta:object-count="31"/>
  </office:meta>
</office:document-meta>
</file>